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567107844CECB52622.jpg" manifest:media-type="image/jpeg"/>
  <manifest:file-entry manifest:full-path="Pictures/10000000000002800000016220AD3F9405C891C5.jpg" manifest:media-type="image/jpeg"/>
  <manifest:file-entry manifest:full-path="Pictures/10000000000003AC000001748B62A7E6413FFF09.jpg" manifest:media-type="image/jpeg"/>
  <manifest:file-entry manifest:full-path="Pictures/10000000000001F40000014E9FD9AAC06303389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knologiske problemstillinger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1"/></text:p>
            <text:p text:style-name="P1"><text:span text:style-name="T1">Kommunikation mellem selvkørende biler</text:span></text:p>
            <text:p text:style-name="P1"><text:span text:style-name="T1"/></text:p>
            <text:p text:style-name="P1"><text:span text:style-name="T1">Sikkerhedskritisk 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Kommunikation mellem selvkørende biler</text:span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812cm" svg:height="15.821cm" svg:x="2.1cm" svg:y="3.779cm">
          <draw:image xlink:href="Pictures/1000000000000384000002567107844CECB526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Kommunikation mellem selvkørende biler</text:span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132cm" svg:height="13.9cm" svg:x="1.468cm" svg:y="4.435cm">
          <draw:image xlink:href="Pictures/10000000000002800000016220AD3F9405C891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kkerhedskritisk softwar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.099cm" svg:height="9.933cm" svg:x="1.5cm" svg:y="6cm">
          <draw:image xlink:href="Pictures/10000000000003AC000001748B62A7E6413FFF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kkerhedskritisk softwar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1.6cm" svg:height="14.428cm" svg:x="3.2cm" svg:y="4.914cm">
          <draw:image xlink:href="Pictures/10000000000001F40000014E9FD9AAC0630338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08:43:31.769000000</meta:creation-date>
    <dc:date>2015-09-24T09:11:45.981000000</dc:date>
    <meta:editing-duration>PT28M18S</meta:editing-duration>
    <meta:editing-cycles>1</meta:editing-cycles>
    <meta:document-statistic meta:object-count="45"/>
    <meta:generator>LibreOffice/5.0.2.2$Windows_x86 LibreOffice_project/37b43f919e4de5eeaca9b9755ed688758a8251fe</meta:generator>
  </office:meta>
</office:document-meta>
</file>